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4" table:default-cell-style-name="Default"/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Parallel</text:p>
          </table:table-cell>
          <table:table-cell table:number-columns-repeated="30"/>
        </table:table-row>
        <table:table-row table:style-name="ro1">
          <table:table-cell table:number-columns-repeated="4"/>
          <table:table-cell table:style-name="ce1" office:value-type="string" calcext:value-type="string">
            <text:p>t</text:p>
          </table:table-cell>
          <table:table-cell table:number-columns-repeated="29"/>
        </table:table-row>
        <table:table-row table:style-name="ro1">
          <table:table-cell table:number-columns-repeated="3"/>
          <table:table-cell table:style-name="ce1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44288" calcext:value-type="float">
            <text:p>0.044288</text:p>
          </table:table-cell>
          <table:table-cell office:value-type="float" office:value="0.0291554" calcext:value-type="float">
            <text:p>0.0291554</text:p>
          </table:table-cell>
          <table:table-cell office:value-type="float" office:value="0.0261563" calcext:value-type="float">
            <text:p>0.0261563</text:p>
          </table:table-cell>
          <table:table-cell office:value-type="float" office:value="0.0250539" calcext:value-type="float">
            <text:p>0.0250539</text:p>
          </table:table-cell>
          <table:table-cell office:value-type="float" office:value="0.0319125" calcext:value-type="float">
            <text:p>0.0319125</text:p>
          </table:table-cell>
          <table:table-cell office:value-type="float" office:value="0.00127402" calcext:value-type="float">
            <text:p>0.00127402</text:p>
          </table:table-cell>
          <table:table-cell office:value-type="float" office:value="0.023999" calcext:value-type="float">
            <text:p>0.023999</text:p>
          </table:table-cell>
          <table:table-cell office:value-type="float" office:value="0.0288611" calcext:value-type="float">
            <text:p>0.0288611</text:p>
          </table:table-cell>
          <table:table-cell office:value-type="float" office:value="0.0337886" calcext:value-type="float">
            <text:p>0.0337886</text:p>
          </table:table-cell>
          <table:table-cell office:value-type="float" office:value="0.00159896" calcext:value-type="float">
            <text:p>0.00159896</text:p>
          </table:table-cell>
          <table:table-cell office:value-type="float" office:value="0.0351163" calcext:value-type="float">
            <text:p>0.0351163</text:p>
          </table:table-cell>
          <table:table-cell office:value-type="float" office:value="0.0209481" calcext:value-type="float">
            <text:p>0.0209481</text:p>
          </table:table-cell>
          <table:table-cell office:value-type="float" office:value="0.0289322" calcext:value-type="float">
            <text:p>0.0289322</text:p>
          </table:table-cell>
          <table:table-cell office:value-type="float" office:value="0.00127164" calcext:value-type="float">
            <text:p>0.00127164</text:p>
          </table:table-cell>
          <table:table-cell office:value-type="float" office:value="0.0249816" calcext:value-type="float">
            <text:p>0.0249816</text:p>
          </table:table-cell>
          <table:table-cell office:value-type="float" office:value="0.00129834" calcext:value-type="float">
            <text:p>0.00129834</text:p>
          </table:table-cell>
          <table:table-cell office:value-type="float" office:value="0.00127287" calcext:value-type="float">
            <text:p>0.00127287</text:p>
          </table:table-cell>
          <table:table-cell office:value-type="float" office:value="0.00128891" calcext:value-type="float">
            <text:p>0.00128891</text:p>
          </table:table-cell>
          <table:table-cell office:value-type="float" office:value="0.00126838" calcext:value-type="float">
            <text:p>0.00126838</text:p>
          </table:table-cell>
          <table:table-cell office:value-type="float" office:value="0.00133381" calcext:value-type="float">
            <text:p>0.001333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.0500554" calcext:value-type="float">
            <text:p>0.0500554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0.0467809" calcext:value-type="float">
            <text:p>0.0467809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0.14043" calcext:value-type="float">
            <text:p>0.14043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30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Sequential</text:p>
          </table:table-cell>
          <table:table-cell table:number-columns-repeated="30"/>
        </table:table-row>
        <table:table-row table:style-name="ro1">
          <table:table-cell table:number-columns-repeated="4"/>
          <table:table-cell table:style-name="ce1" office:value-type="string" calcext:value-type="string">
            <text:p>t</text:p>
          </table:table-cell>
          <table:table-cell table:number-columns-repeated="29"/>
        </table:table-row>
        <table:table-row table:style-name="ro1">
          <table:table-cell table:number-columns-repeated="3"/>
          <table:table-cell table:style-name="ce1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841076" calcext:value-type="float">
            <text:p>0.00841076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.0851477" calcext:value-type="float">
            <text:p>0.0851477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0.0975676" calcext:value-type="float">
            <text:p>0.0975676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0.409064" calcext:value-type="float">
            <text:p>0.409064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Optimized</text:p>
          </table:table-cell>
          <table:table-cell table:number-columns-repeated="30"/>
        </table:table-row>
        <table:table-row table:style-name="ro1">
          <table:table-cell table:number-columns-repeated="4"/>
          <table:table-cell table:style-name="ce1" office:value-type="string" calcext:value-type="string">
            <text:p>t</text:p>
          </table:table-cell>
          <table:table-cell table:number-columns-repeated="29"/>
        </table:table-row>
        <table:table-row table:style-name="ro1">
          <table:table-cell table:number-columns-repeated="3"/>
          <table:table-cell table:style-name="ce1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 style:data-style-name="N2" text:time-value="12:50:01.113357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2:14:50.012979090</meta:creation-date>
    <dc:date>2016-10-08T14:30:48.476506684</dc:date>
    <meta:editing-duration>PT1H52M35S</meta:editing-duration>
    <meta:editing-cycles>6</meta:editing-cycles>
    <meta:generator>LibreOffice/5.1.4.2$Linux_X86_64 LibreOffice_project/10m0$Build-2</meta:generator>
    <meta:document-statistic meta:table-count="1" meta:cell-count="156" meta:object-count="0"/>
  </office:meta>
</office:document-meta>
</file>